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paragraph-rsid="0023d39c"/>
    </style:style>
    <style:style style:name="P4" style:family="paragraph" style:parent-style-name="Standard">
      <style:text-properties officeooo:paragraph-rsid="0033d0d3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style:text-properties officeooo:rsid="0034b2cb" officeooo:paragraph-rsid="0034b2cb"/>
    </style:style>
    <style:style style:name="P7" style:family="paragraph" style:parent-style-name="Standard">
      <style:text-properties officeooo:paragraph-rsid="0034b2cb"/>
    </style:style>
    <style:style style:name="P8" style:family="paragraph" style:parent-style-name="Standard">
      <style:text-properties officeooo:paragraph-rsid="0033d0d3" fo:background-color="#ffff00"/>
    </style:style>
    <style:style style:name="T1" style:family="text">
      <style:text-properties officeooo:rsid="0023d39c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23d39c"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aa3e" style:font-weight-asian="bold" style:font-weight-complex="bold"/>
    </style:style>
    <style:style style:name="T6" style:family="text">
      <style:text-properties officeooo:rsid="0034b2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I</text:span><text:span text:style-name="T4">nstrucciones</text:span>: </text:p>
      <text:p text:style-name="P3">Marque con <text:span text:style-name="T1">el </text:span><text:span text:style-name="T3">color amarillo</text:span><text:span text:style-name="T2"> </text:span>la opción que considere correcta. Solo una respuesta es correcta por pregunta. <text:span text:style-name="T1">Integra la fuente (URL de dónde averiguaste la respuesta) de la respuesta para que tus compañeros puedan cotejar </text:span></text:p>
      <text:p text:style-name="P4">¿Cuál es el propósito principal de los núcleos CUDA en una tarjeta gráfica NVIDIA?</text:p>
      <text:p text:style-name="P4">a) Mejorar el rendimiento de la memoria RAM.</text:p>
      <text:p text:style-name="P8">b) Acelerar cálculos paralelos utilizando la arquitectura CUDA.</text:p>
      <text:p text:style-name="P4">c) Gestionar la interfaz de usuario.</text:p>
      <text:p text:style-name="P4">d) Controlar la velocidad del ventilador.</text:p>
      <text:p text:style-name="P7"><text:span text:style-name="T6">F: </text:span><text:a xlink:type="simple" xlink:href="https://hardzone.es/marcas/nvidia/nucleos-cuda/" text:style-name="Internet_20_link" text:visited-style-name="Visited_20_Internet_20_Link">Núcleos CUDA en gráficas de NVIDIA: ¿qué son y para qué sirven? (hardzone.es)</text:a> </text:p>
      <text:p text:style-name="P4">¿Cuál de las siguientes afirmaciones es verdadera sobre el tamaño físico de una tarjeta gráfica Mini-ITX?</text:p>
      <text:p text:style-name="P4">a) Es más grande que una tarjeta gráfica ATX.</text:p>
      <text:p text:style-name="P4">b) Es el mismo que una tarjeta gráfica Full-Height.</text:p>
      <text:p text:style-name="P8">c) Es más pequeño que una tarjeta gráfica ATX y generalmente diseñado para sistemas compactos.</text:p>
      <text:p text:style-name="P4">d) Varía significativamente dependiendo del fabricante.</text:p>
      <text:p text:style-name="P7"><text:span text:style-name="T6">F: </text:span><text:a xlink:type="simple" xlink:href="https://rog.asus.com/es/motherboards/rog-strix/rog-strix-z790-i-gaming-wifi-model/" text:style-name="Internet_20_link" text:visited-style-name="Visited_20_Internet_20_Link">ROG STRIX Z790-I GAMING WIFI | Placas base | ROG Spain (asus.com)</text:a> </text:p>
      <text:p text:style-name="P7"/>
      <text:p text:style-name="P4">¿Cuál de las siguientes opciones describe mejor la arquitectura de núcleos Tensor en tarjetas gráficas modernas?</text:p>
      <text:p text:style-name="P4">a) Diseñada para mejorar el rendimiento en juegos.</text:p>
      <text:p text:style-name="P8">b) Centrada en acelerar operaciones de inteligencia artificial y aprendizaje profundo.</text:p>
      <text:p text:style-name="P4">c) Especializada en gráficos 2D.</text:p>
      <text:p text:style-name="P4">d) Controla las funciones de visualización en múltiples monitores.</text:p>
      <text:p text:style-name="P7"><text:span text:style-name="T6">F:</text:span><text:a xlink:type="simple" xlink:href="https://www.profesionalreview.com/2022/05/22/arquitectura-gpu/" text:style-name="Internet_20_link" text:visited-style-name="Visited_20_Internet_20_Link">Arquitectura GPU: Todo lo que necesitas saber (profesionalreview.com)</text:a> </text:p>
      <text:p text:style-name="P4">¿Cuál de las siguientes afirmaciones es verdadera sobre las tarjetas gráficas externas (eGPU)?</text:p>
      <text:p text:style-name="P4">a) Son solo compatibles con computadoras de escritorio.</text:p>
      <text:p text:style-name="P4">b) Se conectan a través de puertos USB.</text:p>
      <text:p text:style-name="P8">c) Mejoran el rendimiento gráfico de computadoras portátiles y ultrabooks.</text:p>
      <text:p text:style-name="P4">d) No requieren alimentación eléctrica adicional.</text:p>
      <text:p text:style-name="P7"><text:span text:style-name="T6">F:</text:span><text:a xlink:type="simple" xlink:href="https://fossbytes.com/what-is-egpu-external-gpu-support/" text:style-name="Internet_20_link" text:visited-style-name="Visited_20_Internet_20_Link">What Is An eGPU (External GPU)? Does My Laptop Support eGPU? (fossbytes.com)</text:a> </text:p>
      <text:p text:style-name="P7"/>
      <text:p text:style-name="P4">¿Cuál de las siguientes interfaces se utiliza comúnmente para conectar tarjetas gráficas a la tarjeta madre?</text:p>
      <text:p text:style-name="P4">a) SATA.</text:p>
      <text:p text:style-name="P8">b) PCIe.</text:p>
      <text:p text:style-name="P4">c) USB.</text:p>
      <text:p text:style-name="P4">d) Thunderbolt.</text:p>
      <text:p text:style-name="P6"/>
      <text:p text:style-name="P4">¿Cuál de las siguientes opciones describe mejor el propósito de una tarjeta gráfica integrada?</text:p>
      <text:p text:style-name="P4">a) Ofrecer un rendimiento gráfico superior en aplicaciones 3D.</text:p>
      <text:p text:style-name="P8">b) Proporcionar capacidades gráficas básicas sin requerir una tarjeta gráfica dedicada.</text:p>
      <text:p text:style-name="P4">c) Mejorar la velocidad de la CPU en tareas generales.</text:p>
      <text:p text:style-name="P4">d) Agregar funcionalidades de realidad virtual.</text:p>
      <text:p text:style-name="P4"/>
      <text:p text:style-name="P4">¿Cuál de los siguientes fabricantes es conocido por su línea de tarjetas gráficas GeForce?</text:p>
      <text:p text:style-name="P8">a) NVIDIA.</text:p>
      <text:p text:style-name="P4"><text:soft-page-break/>b) Intel.</text:p>
      <text:p text:style-name="P4">c) ASUS.</text:p>
      <text:p text:style-name="P4">d) AMD.</text:p>
      <text:p text:style-name="P4"/>
      <text:p text:style-name="P4">¿Cuántos procesadores de flujo tiene típicamente una tarjeta gráfica moderna?</text:p>
      <text:p text:style-name="P4">a) 32.</text:p>
      <text:p text:style-name="P4">b) 128.</text:p>
      <text:p text:style-name="P4">c) 512.</text:p>
      <text:p text:style-name="P8">d) Varía según el modelo y la marca.</text:p>
      <text:p text:style-name="P4"/>
      <text:p text:style-name="P4">¿Qué significa la sigla "GPU" en el contexto de hardware informático?</text:p>
      <text:p text:style-name="P4">a) General Processing Unit.</text:p>
      <text:p text:style-name="P8">b) Graphics Processing Unit.</text:p>
      <text:p text:style-name="P4">c) General Purpose Unit.</text:p>
      <text:p text:style-name="P4">d) Graphics Performance Unit.</text:p>
      <text:p text:style-name="P4"/>
      <text:p text:style-name="P4">¿Cuál de las siguientes opciones describe mejor la memoria GDDR en una tarjeta gráfica?</text:p>
      <text:p text:style-name="P8">a) Graphics Double Data Rate.</text:p>
      <text:p text:style-name="P4">b) General Dynamic Data RAM.</text:p>
      <text:p text:style-name="P4">c) Graphics Disk Drive RAM.</text:p>
      <text:p text:style-name="P4">d) General Double Density RAM.</text:p>
      <text:p text:style-name="P4"/>
      <text:p text:style-name="P4">¿Cuál de los siguientes fabricantes es conocido por su línea de tarjetas gráficas Radeon?</text:p>
      <text:p text:style-name="P4">a) NVIDIA.</text:p>
      <text:p text:style-name="P4">b) Intel.</text:p>
      <text:p text:style-name="P4">c) ASUS.</text:p>
      <text:p text:style-name="P8">d) AMD.</text:p>
      <text:p text:style-name="P4"/>
      <text:p text:style-name="P4">¿Cuál de las siguientes afirmaciones es verdadera sobre el tamaño físico de una tarjeta gráfica Mini-ITX?</text:p>
      <text:p text:style-name="P4">a) Es más grande que una tarjeta gráfica ATX.</text:p>
      <text:p text:style-name="P4">b) Es el mismo que una tarjeta gráfica Full-Height.</text:p>
      <text:p text:style-name="P8">c) Es más pequeño que una tarjeta gráfica ATX y generalmente diseñado para sistemas compactos.</text:p>
      <text:p text:style-name="P4">d) Varía significativamente dependiendo del fabricante.</text:p>
      <text:p text:style-name="P4"/>
      <text:p text:style-name="P4">¿Cuál de las siguientes opciones describe mejor la arquitectura de núcleos Tensor en tarjetas gráficas modernas?</text:p>
      <text:p text:style-name="P4">a) Diseñada para mejorar el rendimiento en juegos.</text:p>
      <text:p text:style-name="P8">b) Centrada en acelerar operaciones de inteligencia artificial y aprendizaje profundo.</text:p>
      <text:p text:style-name="P4">c) Especializada en gráficos 2D.</text:p>
      <text:p text:style-name="P4">d) Controla las funciones de visualización en múltiples monitores.</text:p>
      <text:p text:style-name="P4"/>
      <text:p text:style-name="P4">¿Cuál de las siguientes afirmaciones es verdadera sobre las tarjetas gráficas externas (eGPU)?</text:p>
      <text:p text:style-name="P4">a) Son solo compatibles con computadoras de escritorio.</text:p>
      <text:p text:style-name="P4">b) Se conectan a través de puertos USB.</text:p>
      <text:p text:style-name="P4">c) Mejoran el rendimiento gráfico de computadoras portátiles y ultrabooks.</text:p>
      <text:p text:style-name="P4">d) No requieren alimentación eléctrica adicional.</text:p>
      <text:p text:style-name="P4"><text:soft-page-break/></text:p>
      <text:p text:style-name="P4">¿Cuál de los siguientes fabricantes es conocido por sus tarjetas gráficas GeForce?</text:p>
      <text:p text:style-name="P4">a) AMD.</text:p>
      <text:p text:style-name="P4">b) Intel.</text:p>
      <text:p text:style-name="P4">c) NVIDIA.</text:p>
      <text:p text:style-name="P4">d) ASUS.</text:p>
      <text:p text:style-name="P4"/>
      <text:p text:style-name="P4">¿Qué es CUDA en el contexto de tarjetas gráficas NVIDIA?</text:p>
      <text:p text:style-name="P4">a) Un tipo de conector de pantalla.</text:p>
      <text:p text:style-name="P4">b) Una interfaz de usuario para configurar gráficos.</text:p>
      <text:p text:style-name="P4">c) Una arquitectura de procesamiento paralelo desarrollada por NVIDIA.</text:p>
      <text:p text:style-name="P4">d) Una tecnología de refrigeración avanzada.</text:p>
      <text:p text:style-name="P4"/>
      <text:p text:style-name="P4">¿Cuál de las siguientes opciones describe mejor el propósito de una tarjeta gráfica integrada?</text:p>
      <text:p text:style-name="P4">a) Ofrecer un rendimiento gráfico superior en aplicaciones 3D.</text:p>
      <text:p text:style-name="P4">b) Proporcionar capacidades gráficas básicas sin requerir una tarjeta gráfica dedicada.</text:p>
      <text:p text:style-name="P4">c) Mejorar la velocidad de la CPU en tareas generales.</text:p>
      <text:p text:style-name="P4">d) Agregar funcionalidades de realidad virtual.</text:p>
      <text:p text:style-name="P4"/>
      <text:p text:style-name="P4">¿Cuántos procesadores de flujo tiene típicamente una tarjeta gráfica moderna?</text:p>
      <text:p text:style-name="P4">a) 32.</text:p>
      <text:p text:style-name="P4">b) 128.</text:p>
      <text:p text:style-name="P4">c) 512.</text:p>
      <text:p text:style-name="P4">d) Varía según el modelo y la marca.</text:p>
      <text:p text:style-name="P4"/>
      <text:p text:style-name="P4">¿Cuál de las siguientes opciones describe mejor la arquitectura de núcleos Tensor en tarjetas gráficas modernas?</text:p>
      <text:p text:style-name="P4">a) Diseñada para mejorar el rendimiento en juegos.</text:p>
      <text:p text:style-name="P4">b) Centrada en acelerar operaciones de inteligencia artificial y aprendizaje profundo.</text:p>
      <text:p text:style-name="P4">c) Especializada en gráficos 2D.</text:p>
      <text:p text:style-name="P4">d) Controla las funciones de visualización en múltiples monitores.</text:p>
      <text:p text:style-name="P4"/>
      <text:p text:style-name="P4">¿Cuál es el propósito principal de los núcleos CUDA en una tarjeta gráfica NVIDIA?</text:p>
      <text:p text:style-name="P4">a) Mejorar el rendimiento de la memoria RAM.</text:p>
      <text:p text:style-name="P8">b) Acelerar cálculos paralelos utilizando la arquitectura CUDA.</text:p>
      <text:p text:style-name="P4">c) Gestionar la interfaz de usuario.</text:p>
      <text:p text:style-name="P4">d) Controlar la velocidad del ventilador.</text:p>
      <text:p text:style-name="P4"/>
      <text:p text:style-name="P4">¿Cuál es la finalidad principal de los buses en una placa base?</text:p>
      <text:p text:style-name="P8">a) Gestionar la comunicación entre la CPU y los periféricos.</text:p>
      <text:p text:style-name="P4">b) Alimentar los componentes de la placa base.</text:p>
      <text:p text:style-name="P4">c) Controlar la velocidad del ventilador.</text:p>
      <text:p text:style-name="P4">d) Administrar la memoria RAM.</text:p>
      <text:p text:style-name="P4"/>
      <text:p text:style-name="P4">¿Qué es un bus de datos en el contexto de la placa base?</text:p>
      <text:p text:style-name="P4">a) Un conector para dispositivos de almacenamiento.</text:p>
      <text:p text:style-name="P8">b) Una vía de comunicación por donde se transmiten los datos entre la CPU y otros componentes.</text:p>
      <text:p text:style-name="P4"><text:soft-page-break/>c) Un sistema de alimentación para la tarjeta madre.</text:p>
      <text:p text:style-name="P4">d) Un conector de pantalla.</text:p>
      <text:p text:style-name="P4"/>
      <text:p text:style-name="P4">¿Cuál de las siguientes afirmaciones es verdadera sobre un bus de dirección en la placa base?</text:p>
      <text:p text:style-name="P4">a) Controla la velocidad de la CPU.</text:p>
      <text:p text:style-name="P4">b) Facilita la conexión de dispositivos de almacenamiento.</text:p>
      <text:p text:style-name="P8">c) Determina la cantidad máxima de memoria que la CPU puede direccionar.</text:p>
      <text:p text:style-name="P4">d) Regula la temperatura del sistema.</text:p>
      <text:p text:style-name="P4"/>
      <text:p text:style-name="P4">¿Cuál es la ventaja principal de un bus de datos más ancho (por ejemplo, de 64 bits) en comparación con uno más estrecho (por ejemplo, de 32 bits)?</text:p>
      <text:p text:style-name="P8">a) Mayor velocidad de transferencia de datos.</text:p>
      <text:p text:style-name="P4">b) Menor consumo de energía.</text:p>
      <text:p text:style-name="P4">c) Mayor compatibilidad con periféricos antiguos.</text:p>
      <text:p text:style-name="P4">d) Menor costo de fabricación.</text:p>
      <text:p text:style-name="P4"/>
      <text:p text:style-name="P4">¿Dónde suele estar ubicado el bus PCI Express (PCIe) en una placa base?</text:p>
      <text:p text:style-name="P4">a) En el extremo superior de la placa.</text:p>
      <text:p text:style-name="P4">b) En el centro de la placa.</text:p>
      <text:p text:style-name="P8">c) En la parte inferior de la placa.</text:p>
      <text:p text:style-name="P4">d) En el lateral de la placa.</text:p>
      <text:p text:style-name="P4"/>
      <text:p text:style-name="P4">¿Cuál es la finalidad principal de un bus de sistema (FSB) en la placa base?</text:p>
      <text:p text:style-name="P4">a) Conectar periféricos externos.</text:p>
      <text:p text:style-name="P8">b) Facilitar la comunicación entre la CPU y la memoria RAM.</text:p>
      <text:p text:style-name="P4">c) Gestionar la energía de la placa.</text:p>
      <text:p text:style-name="P4">d) Controlar la velocidad del ventilador de la CPU.</text:p>
      <text:p text:style-name="P4"/>
      <text:p text:style-name="P4">¿Cuál de las siguientes afirmaciones es verdadera sobre la arquitectura de un bus paralelo en la placa base?</text:p>
      <text:p text:style-name="P4">a) Transmite datos de bit en bit en un solo cable.</text:p>
      <text:p text:style-name="P4">b) Utiliza múltiples cables para transmitir varios bits simultáneamente.</text:p>
      <text:p text:style-name="P8">c) Transmite datos en forma de paquetes a través de cables paralelos.</text:p>
      <text:p text:style-name="P4">d) Se utiliza exclusivamente para la conexión de dispositivos de almacenamiento.</text:p>
      <text:p text:style-name="P4"/>
      <text:p text:style-name="P4">¿Qué es un conector IDE en la placa base?</text:p>
      <text:p text:style-name="P4">a) Un conector de pantalla.</text:p>
      <text:p text:style-name="P8">b) Un conector para dispositivos de almacenamiento.</text:p>
      <text:p text:style-name="P4">c) Un conector de alimentación para la CPU.</text:p>
      <text:p text:style-name="P4">d) Un conector de red.</text:p>
      <text:p text:style-name="P4"/>
      <text:p text:style-name="P4">¿Cuál de las siguientes afirmaciones es verdadera sobre el bus SATA en la placa base?</text:p>
      <text:p text:style-name="P4">a) Utiliza un conector de 40 pines.</text:p>
      <text:p text:style-name="P4">b) Transmite datos en forma de paquetes a través de cables paralelos.</text:p>
      <text:p text:style-name="P4">c) Se utiliza para la conexión de dispositivos de red.</text:p>
      <text:p text:style-name="P8">d) Se utiliza para la conexión de dispositivos de almacenamiento, como discos duros y unidades SSD.</text:p>
      <text:p text:style-name="P4"><text:soft-page-break/></text:p>
      <text:p text:style-name="P4">¿Cuál es la ventaja principal de un bus serie en comparación con un bus paralelo en la placa base?</text:p>
      <text:p text:style-name="P8">a) Mayor velocidad de transferencia de datos.</text:p>
      <text:p text:style-name="P4">b) Menor consumo de energía.</text:p>
      <text:p text:style-name="P4">c) Mayor compatibilidad con periféricos antiguos.</text:p>
      <text:p text:style-name="P4">d) Menor costo de fabricación.</text:p>
      <text:p text:style-name="P4"/>
      <text:p text:style-name="P4">¿Qué es un conector PCIe en la placa base?</text:p>
      <text:p text:style-name="P4">a) Un conector de alimentación para la CPU.</text:p>
      <text:p text:style-name="P4">b) Un conector de red.</text:p>
      <text:p text:style-name="P4">c) Un conector para dispositivos de almacenamiento.</text:p>
      <text:p text:style-name="P8">d) Un conector de expansión para tarjetas gráficas, tarjetas de sonido y otros periféricos.</text:p>
      <text:p text:style-name="P4"/>
      <text:p text:style-name="P4">¿Cuál es la finalidad principal de un bus de sistema (FSB) en la placa base?</text:p>
      <text:p text:style-name="P4">a) Conectar periféricos externos.</text:p>
      <text:p text:style-name="P8">b) Facilitar la comunicación entre la CPU y la memoria RAM.</text:p>
      <text:p text:style-name="P4">c) Gestionar la energía de la placa.</text:p>
      <text:p text:style-name="P4">d) Controlar la velocidad del ventilador de la CPU.</text:p>
      <text:p text:style-name="P4"/>
      <text:p text:style-name="P4">¿Qué es un conector IDE en la placa base?</text:p>
      <text:p text:style-name="P4">a) Un conector de pantalla.</text:p>
      <text:p text:style-name="P4">b) Un conector para dispositivos de almacenamiento.</text:p>
      <text:p text:style-name="P4">c) Un conector de alimentación para la CPU.</text:p>
      <text:p text:style-name="P4">d) Un conector de red.</text:p>
      <text:p text:style-name="P4"/>
      <text:p text:style-name="P4">¿Cuál de las siguientes afirmaciones es verdadera sobre el bus SATA en la placa base?</text:p>
      <text:p text:style-name="P4">a) Utiliza un conector de 40 pines.</text:p>
      <text:p text:style-name="P4">b) Transmite datos en forma de paquetes a través de cables paralelos.</text:p>
      <text:p text:style-name="P4">c) Se utiliza para la conexión de dispositivos de red.</text:p>
      <text:p text:style-name="P4">d) Se utiliza para la conexión de dispositivos de almacenamiento, como discos duros y unidades SSD.</text:p>
      <text:p text:style-name="P4"/>
      <text:p text:style-name="P4">¿Cuál es la ventaja principal de un bus serie en comparación con un bus paralelo en la placa base?</text:p>
      <text:p text:style-name="P4">a) Mayor velocidad de transferencia de datos.</text:p>
      <text:p text:style-name="P4">b) Menor consumo de energía.</text:p>
      <text:p text:style-name="P4">c) Mayor compatibilidad con periféricos antiguos.</text:p>
      <text:p text:style-name="P4">d) Menor costo de fabricación.</text:p>
      <text:p text:style-name="P4"/>
      <text:p text:style-name="P4">¿Qué es un conector PCIe en la placa base?</text:p>
      <text:p text:style-name="P4">a) Un conector de alimentación para la CPU.</text:p>
      <text:p text:style-name="P4">b) Un conector de red.</text:p>
      <text:p text:style-name="P4">c) Un conector para dispositivos de almacenamiento.</text:p>
      <text:p text:style-name="P4">d) Un conector de expansión para tarjetas gráficas, tarjetas de sonido y otros periféricos.</text:p>
      <text:p text:style-name="P4"/>
      <text:p text:style-name="P4">¿Dónde suele estar ubicado el bus PCI Express (PCIe) en una placa base?</text:p>
      <text:p text:style-name="P4">a) En el extremo superior de la placa.</text:p>
      <text:p text:style-name="P4">b) En el centro de la placa.</text:p>
      <text:p text:style-name="P4"><text:soft-page-break/>c) En la parte inferior de la placa.</text:p>
      <text:p text:style-name="P4">d) En el lateral de la placa.</text:p>
      <text:p text:style-name="P4"/>
      <text:p text:style-name="P4">¿Cuál es la finalidad principal de un bus de sistema (FSB) en la placa base?</text:p>
      <text:p text:style-name="P4">a) Conectar periféricos externos.</text:p>
      <text:p text:style-name="P4">b) Facilitar la comunicación entre la CPU y la memoria RAM.</text:p>
      <text:p text:style-name="P4">c) Gestionar la energía de la placa.</text:p>
      <text:p text:style-name="P4">d) Controlar la velocidad del ventilador de la CPU.</text:p>
      <text:p text:style-name="P4"/>
      <text:p text:style-name="P4">¿Qué es un conector IDE en la placa base?</text:p>
      <text:p text:style-name="P4">a) Un conector de pantalla.</text:p>
      <text:p text:style-name="P4">b) Un conector para dispositivos de almacenamiento.</text:p>
      <text:p text:style-name="P4">c) Un conector de alimentación para la CPU.</text:p>
      <text:p text:style-name="P4">d) Un conector de red.</text:p>
      <text:p text:style-name="P4"/>
      <text:p text:style-name="P4">¿Cuál de las siguientes afirmaciones es verdadera sobre el bus SATA en la placa base?</text:p>
      <text:p text:style-name="P4">a) Utiliza un conector de 40 pines.</text:p>
      <text:p text:style-name="P4">b) Transmite datos en forma de paquetes a través de cables paralelos.</text:p>
      <text:p text:style-name="P4">c) Se utiliza para la conexión de dispositivos de red.</text:p>
      <text:p text:style-name="P4">d) Se utiliza para la conexión de dispositivos de almacenamiento, como discos duros y unidades SSD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5</text:page-number><text:s/>/ <text:page-count>6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6</text:page-number><text:s/>/ <text:page-count>6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8T15:45:19.105657287</meta:creation-date>
    <dc:date>2024-01-12T13:20:35.160000000</dc:date>
    <meta:editing-duration>PT8H4S</meta:editing-duration>
    <meta:editing-cycles>29</meta:editing-cycles>
    <meta:generator>LibreOffice/7.6.2.1$Windows_X86_64 LibreOffice_project/56f7684011345957bbf33a7ee678afaf4d2ba333</meta:generator>
    <meta:document-statistic meta:table-count="0" meta:image-count="0" meta:object-count="0" meta:page-count="6" meta:paragraph-count="209" meta:word-count="1794" meta:character-count="10827" meta:non-whitespace-character-count="9236"/>
  </office:meta>
</office:document-meta>
</file>